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d1a" officeooo:paragraph-rsid="00166d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du projet Java</text:p>
      <text:p text:style-name="Subtitle">Eder Jimenez et Alain Sanguinetti</text:p>
      <text:h text:style-name="Heading_20_1" text:outline-level="1">Choix de conception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48:02.879083455</meta:creation-date>
    <dc:date>2015-03-30T16:49:13.989869881</dc:date>
    <meta:editing-duration>PT1M12S</meta:editing-duration>
    <meta:editing-cycles>1</meta:editing-cycles>
    <meta:document-statistic meta:table-count="0" meta:image-count="0" meta:object-count="0" meta:page-count="1" meta:paragraph-count="3" meta:word-count="12" meta:character-count="74" meta:non-whitespace-character-count="65"/>
    <meta:generator>LibreOffice/4.4.1.2$Linux_X86_64 LibreOffice_project/40m0$Build-2</meta:generator>
  </office:meta>
</office:document-meta>
</file>